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9">
      <style:paragraph-properties fo:margin-top="0cm" fo:margin-bottom="0cm" loext:contextual-spacing="false"/>
    </style:style>
    <style:style style:name="P16" style:family="paragraph" style:parent-style-name="Text_20_body" style:list-style-name="L11">
      <style:paragraph-properties fo:margin-top="0cm" fo:margin-bottom="0cm" loext:contextual-spacing="false"/>
    </style:style>
    <style:style style:name="P17" style:family="paragraph" style:parent-style-name="Text_20_body" style:list-style-name="L12">
      <style:paragraph-properties fo:margin-top="0cm" fo:margin-bottom="0cm" loext:contextual-spacing="false"/>
    </style:style>
    <style:style style:name="P18" style:family="paragraph" style:parent-style-name="Text_20_body" style:list-style-name="L13">
      <style:paragraph-properties fo:margin-top="0cm" fo:margin-bottom="0cm" loext:contextual-spacing="false"/>
    </style:style>
    <style:style style:name="T1" style:family="text">
      <style:text-properties officeooo:rsid="00147b0f"/>
    </style:style>
    <style:style style:name="T2" style:family="text">
      <style:text-properties fo:font-weight="bold" style:font-weight-asian="bold" style:font-weight-complex="bold"/>
    </style:style>
    <style:style style:name="T3" style:family="text">
      <style:text-properties fo:font-weight="bold" officeooo:rsid="00147b0f"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3">C</text:span><text:span text:style-name="T2">lish</text:span>" makes use of multiple XML files to define it's behaviour these...</text:p>
      <text:list xml:id="list3705112613" text:style-name="L1">
        <text:list-item>
          <text:p text:style-name="P2">Identify scope of the commands (global or specific view(s))</text:p>
        </text:list-item>
      </text:list>
      <text:list xml:id="list2382493752" text:style-name="L2">
        <text:list-item>
          <text:p text:style-name="P3">Include access permissions. By default a command will be accessible to all users, but the schema will provide the ability to limit the command based on UNIX group membership.</text:p>
        </text:list-item>
      </text:list>
      <text:list xml:id="list2861281863" text:style-name="L3">
        <text:list-item>
          <text:p text:style-name="P4">Includes help text for menus</text:p>
        </text:list-item>
      </text:list>
      <text:list xml:id="list479528018" text:style-name="L4">
        <text:list-item>
          <text:p text:style-name="P5">Includes parameter definitions (with types where appropriate)</text:p>
        </text:list-item>
      </text:list>
      <text:list xml:id="list2068659402" text:style-name="L5">
        <text:list-item>
          <text:p text:style-name="P6">Includes prompt modifications (different views)</text:p>
        </text:list-item>
      </text:list>
      <text:list xml:id="list755930261" text:style-name="L6">
        <text:list-item>
          <text:p text:style-name="P7">Includes full command line which each leaf node should execute to achieve result.</text:p>
        </text:list-item>
      </text:list>
      <text:list xml:id="list2045956688" text:style-name="L7">
        <text:list-item>
          <text:p text:style-name="P8">Separate set of files for each localization (language) can be provided and determined by the user logging in.</text:p>
        </text:list-item>
      </text:list>
      <text:list xml:id="list2121181519" text:style-name="L8">
        <text:list-item>
          <text:p text:style-name="P9">"packages" can contribute files to define their facilities within the CLI; this makes augmentation of the CLI as simple as including/excluding a particular package.</text:p>
        </text:list-item>
      </text:list>
      <text:p text:style-name="Standard"/>
      <text:p text:style-name="P1">The "<text:span text:style-name="T1">C</text:span><text:span text:style-name="T2">lish</text:span>" shell has the following features:-</text:p>
      <text:list xml:id="list1111710677" text:style-name="L9">
        <text:list-item>
          <text:p text:style-name="P15">Provides CLI tree handling facilities</text:p>
          <text:list>
            <text:list-item>
              <text:p text:style-name="P10">Tree built from multiple XML encoded files. (uses tinyxml) This means that XML configuration files can be be made part of 3rd party packages and simply installing them integrates commands into the CLI.</text:p>
            </text:list-item>
          </text:list>
        </text:list-item>
      </text:list>
      <text:list xml:id="list619359543" text:style-name="L10">
        <text:list-item>
          <text:p text:style-name="P11">Access permissions are defined as part of the CLI tree definition; a CLI node/branch may be limited to a specific *NIX group.</text:p>
        </text:list-item>
      </text:list>
      <text:list xml:id="list797275898" text:style-name="L11">
        <text:list-item>
          <text:p text:style-name="P16">Provides interface to user</text:p>
          <text:list>
            <text:list-item>
              <text:p text:style-name="P16">Handles auto-completion of commands</text:p>
            </text:list-item>
            <text:list-item>
              <text:p text:style-name="P16">Only appropriate commands for the current user's "group" will be available.</text:p>
            </text:list-item>
            <text:list-item>
              <text:p text:style-name="P16">Provides parameter type verification facility Each parameter may be of a specific type, which the framework will ensure is correctly entered by the user.</text:p>
            </text:list-item>
            <text:list-item>
              <text:p text:style-name="P12">Provides key-handling for the interface (uses tinyrl) Provides command line editing facilities up/down arrow keys [TAB] command completion [CTRL-A] move to start of command line [?] provides context sensitive help.</text:p>
            </text:list-item>
          </text:list>
        </text:list-item>
      </text:list>
      <text:list xml:id="list264419754" text:style-name="L12">
        <text:list-item>
          <text:p text:style-name="P17">Able to be launched non-interactively</text:p>
          <text:list>
            <text:list-item>
              <text:p text:style-name="P13">textual scripts can be written to drive the CLI</text:p>
            </text:list-item>
          </text:list>
        </text:list-item>
      </text:list>
      <text:list xml:id="list678656935" text:style-name="L13">
        <text:list-item>
          <text:p text:style-name="P18">Executes a specified CLI command by launching the appropriate (as defined in the CLI tree) system command line to perform the required action</text:p>
          <text:list>
            <text:list-item>
              <text:p text:style-name="P18">Only commands permitted for the current user are available.</text:p>
            </text:list-item>
            <text:list-item>
              <text:p text:style-name="P18">During execution the I/O streams are handed over to the new program.</text:p>
            </text:list-item>
            <text:list-item>
              <text:p text:style-name="P14">Able to spawn a 3rd party shell, where necessary This will take over control of the I/O channel until that sub-shell exits.</text:p>
            </text:list-item>
          </text:list>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17:17:21.945129590</meta:creation-date>
    <dc:date>2021-03-01T17:20:01.226335664</dc:date>
    <meta:editing-duration>PT2M42S</meta:editing-duration>
    <meta:editing-cycles>1</meta:editing-cycles>
    <meta:document-statistic meta:table-count="0" meta:image-count="0" meta:object-count="0" meta:page-count="1" meta:paragraph-count="24" meta:word-count="364" meta:character-count="2205" meta:non-whitespace-character-count="1887"/>
    <meta:generator>LibreOffice/6.4.6.2$Linux_X86_64 LibreOffice_project/40$Build-2</meta:generator>
  </office:meta>
</office:document-meta>
</file>